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3pt" style:font-size-asian="13pt" style:font-size-complex="13pt"/>
    </style:style>
    <style:style style:name="P3" style:family="paragraph" style:parent-style-name="Standard">
      <style:paragraph-properties fo:text-align="start" style:justify-single-word="false"/>
      <style:text-properties fo:font-size="13pt" style:font-size-asian="13pt" style:font-size-complex="13pt"/>
    </style:style>
    <style:style style:name="P4" style:family="paragraph" style:parent-style-name="Standard">
      <style:paragraph-properties fo:text-align="start" style:justify-single-word="false"/>
      <style:text-properties fo:font-size="13pt" style:text-underline-style="none" style:font-size-asian="13pt" style:font-size-complex="13pt"/>
    </style:style>
    <style:style style:name="P5" style:family="paragraph" style:parent-style-name="Standard">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6" style:family="paragraph" style:parent-style-name="Standard">
      <style:paragraph-properties fo:text-align="start"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Analysis through Python</text:p>
      <text:p text:style-name="P2">Ryan Beauregard, Tyler Beauregard, Akshat Dhankher</text:p>
      <text:p text:style-name="P2"/>
      <text:p text:style-name="P3"><text:span text:style-name="T2"><text:tab/></text:span><text:span text:style-name="T1">Goal of the project:</text:span> to extract a list of live egauges<text:note text:id="ftn1" text:note-class="footnote"><text:note-citation>1</text:note-citation><text:note-body><text:p text:style-name="Footnote">Egauge: is an affordale, secure, web-based electric energy and power meter. "Meter/Data Logger/Web Server"</text:p></text:note-body></text:note> from a website, to be able to search for a specific circuit (Lights, Dishwasher, Solar..), to form a list of egauges with the circuit type being used.</text:p>
      <text:p text:style-name="P3"/>
      <text:p text:style-name="P3"><text:span text:style-name="T2"><text:tab/></text:span><text:span text:style-name="T1">Egauge host website:</text:span> <text:a xlink:type="simple" xlink:href="https://www.egauge.net/" text:style-name="Internet_20_link" text:visited-style-name="Visited_20_Internet_20_Link"><text:span text:style-name="T5">https://www.egauge.net/</text:span></text:a><text:span text:style-name="T3">.</text:span></text:p>
      <text:p text:style-name="P4"/>
      <text:p text:style-name="P3"><text:span text:style-name="T2"><text:tab/></text:span><text:span text:style-name="T1">Organization of project:</text:span><text:span text:style-name="T2"> The project was divided into three 'modules' each with its own purpose and completely able to function independently and without error. Attached are three files; </text:span><text:span text:style-name="T3">module1.py</text:span><text:span text:style-name="T2">, </text:span><text:span text:style-name="T3">module2.py</text:span><text:span text:style-name="T2">, and </text:span><text:span text:style-name="T3">module3.py</text:span><text:span text:style-name="T2">. </text:span></text:p>
      <text:p text:style-name="P4"/>
      <text:p text:style-name="P3"><text:span text:style-name="T2"><text:tab/></text:span><text:span text:style-name="T1">Module 1:</text:span><text:span text:style-name="T2"> </text:span></text:p>
      <text:p text:style-name="P4"/>
      <text:p text:style-name="P3"><text:span text:style-name="T5"><text:tab/><text:tab/></text:span><text:span text:style-name="T6">Input:</text:span><text:span text:style-name="T5"> </text:span><text:a xlink:type="simple" xlink:href="http://egauge.net/cgi-bin/egauge-client-list/" text:style-name="Internet_20_link" text:visited-style-name="Visited_20_Internet_20_Link"><text:span text:style-name="T3">http://egauge.net/cgi-bin/egauge-client-list/</text:span></text:a></text:p>
      <text:p text:style-name="P3"><text:span text:style-name="T5"><text:tab/><text:tab/></text:span><text:span text:style-name="T6">Output:</text:span><text:span text:style-name="T5"> live_devices_file.txt</text:span></text:p>
      <text:p text:style-name="P5"/>
      <text:p text:style-name="P3"><text:span text:style-name="T5"><text:tab/></text:span><text:span text:style-name="T2">The purpose of the first module is to create a list of all egauges listed on the website's client-list bin, </text:span><text:a xlink:type="simple" xlink:href="http://egauge.net/cgi-bin/egauge-client-list/" text:style-name="Internet_20_link" text:visited-style-name="Visited_20_Internet_20_Link"><text:span text:style-name="T3">http://egauge.net/cgi-bin/egauge-client-list/</text:span></text:a><text:span text:style-name="T5">. The created list includes unwanted characters such as 'http://' and '.egaug.es' and are effectively removed using '.remove'. The newly edited list of a few thousand unique egauges are then checked for their current status as ' is live' or ' is not live'. The offline (' is not live') egauges are forgotten whilst the online (' is live') egauges are added to a file created only once the first module has ran through its time consuming process. The file is called 'live_devices_file.txt'.</text:span></text:p>
      <text:p text:style-name="P5"><text:tab/><text:tab/><text:tab/></text:p>
      <text:p text:style-name="P3"><text:span text:style-name="T5"><text:tab/></text:span><text:span text:style-name="T6">Module 2:</text:span></text:p>
      <text:p text:style-name="P5"/>
      <text:p text:style-name="P3"><text:span text:style-name="T5"><text:tab/><text:tab/></text:span><text:span text:style-name="T6">Input:</text:span><text:span text:style-name="T5"> live_devices_file.txt</text:span></text:p>
      <text:p text:style-name="P4"><text:span text:style-name="T4"><text:tab/><text:tab/></text:span><text:span text:style-name="T6">Output:</text:span><text:span text:style-name="T4"> egauge-circuits/</text:span></text:p>
      <text:p text:style-name="P5"/>
      <text:p text:style-name="P5"><text:tab/>The purpose of the second module is to create a folder filled with text files for each live egauge that contains the list of circuits that Module 3 later uses. This is accomplished by examining each of the live devices found in Module 1, parsing the name, and then analyzing the egauges xml code through the website. If errors are found, the egauge isn't supported by our method and is skipped. If no errors are found, the discovered circuits are dumped into a file in the egauge-circuits/ folder under the egauge's name (without the http:// and .egauge.es). Such circuits include: Lights, Solar, Wind, Dishwasher, Dryer, Oven, Microwave, etc. </text:p>
      <text:p text:style-name="P5"/>
      <text:p text:style-name="P4"><text:span text:style-name="T4"><text:tab/></text:span><text:span text:style-name="T6">Module 3:</text:span></text:p>
      <text:p text:style-name="P5"/>
      <text:p text:style-name="P4"><text:span text:style-name="T4"><text:tab/><text:tab/></text:span><text:span text:style-name="T6">Input:</text:span><text:span text:style-name="T4"> egauge-circuits/, FIND_CIRCUIT = ' <text:s text:c="2"/>'</text:span></text:p>
      <text:p text:style-name="P4"><text:span text:style-name="T4"><text:tab/><text:tab/></text:span><text:span text:style-name="T6">Output:</text:span><text:span text:style-name="T4"> egauges-by-circuit/</text:span></text:p>
      <text:p text:style-name="P5"/>
      <text:p text:style-name="P4"><text:span text:style-name="T4"><text:tab/>The purpose of the third module is to create a folder called egauges-by-circuit that lists all live egauges that are actively collecting data for the specific asked for device. The </text:span><text:soft-page-break/><text:span text:style-name="T4">FIND_CIRCUIT = ' <text:s text:c="2"/>' is a changeable option that allows the user to ask for a specific circuit to search within the egauge-circuits/ folder. A dictionary is formed in this module, called circuit_dict, it includes 30 circuit names with multiple synonyms for each. Such as:</text:span></text:p>
      <text:p text:style-name="P5"><text:tab/><text:tab/><text:tab/>'Spa': ["spa", "hot tub", "hottub", "sauna"],</text:p>
      <text:p text:style-name="P5">The synonyms are necessary because people are allowed to name their circuits whatever they may choose on the website. To make up for these possible errors the dictionary takes the synonyms and installs a control word for the circuit (i.e, Spa = Sauna). When the input into FIND_CIRCUIT = ' <text:s text:c="2"/>' is 'Spa' – any egauge with the above four synonyms listed will be sent to the egauges-by-circuit/ folder.</text:p>
      <text:p text:style-name="P5"/>
      <text:p text:style-name="P4"><text:span text:style-name="T4"><text:tab/></text:span><text:span text:style-name="T6">Other files:</text:span><text:span text:style-name="T4"> </text:span></text:p>
      <text:p text:style-name="P5"/>
      <text:p text:style-name="P5"><text:tab/><text:tab/>old_live_devices_file.txt – Utilized by Module 1; filled with a list of egauges that were extracted from the host website's client bin. Includes both online and offline egauges.<text:line-break/></text:p>
      <text:p text:style-name="P5"><text:tab/><text:tab/>live_devices_file.txt – Utilized by Module 1 and 2; filled with a list of egauges that were found and tested from the old_live_devices_files.txt file. Includes only online egauges.</text:p>
      <text:p text:style-name="P5"/>
      <text:p text:style-name="P4"><text:span text:style-name="T4"><text:tab/></text:span><text:span text:style-name="T6">Other folders:</text:span></text:p>
      <text:p text:style-name="P6"/>
      <text:p text:style-name="P4"><text:span text:style-name="T4"><text:tab/><text:tab/>egauge-circuits/ - Utilized by Module 2 and 3; filled with files named after online egauges. Each file is filled with a list of circuits such as 'Solar, Wind, Hydro'. The file names have been parsed</text:span><text:span text:style-name="T4"><text:note text:id="ftn2" text:note-class="footnote"><text:note-citation>2</text:note-citation><text:note-body><text:p text:style-name="Footnote">Parse: to divide into grammatical parts and identify the parts, to get rid of the unnecessary material</text:p></text:note-body></text:note></text:span><text:span text:style-name="T4"> during Module 2 and does not include the unwanted characters ('https://' and '.egauge.es').</text:span></text:p>
      <text:p text:style-name="P5"/>
      <text:p text:style-name="P5"><text:tab/><text:tab/>egauges-by-circuit/ - Utilized by Module 3; filled with files that only show up once they have been searched. For example, Spa will not show up until it's been added to the LIVE_DEVICES = ' <text:s text:c="2"/>' and Module 3 was ran. Lighting shows up because it has been run through Module 3 before. Inside of the circuit file is a list of egauges that use this circuit and actively receive data from it. </text:p>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8M6S</meta:editing-duration>
    <meta:editing-cycles>19</meta:editing-cycles>
    <meta:generator>OpenOffice/4.1.1$Win32 OpenOffice.org_project/411m6$Build-9775</meta:generator>
    <dc:date>2015-05-05T20:47:10.29</dc:date>
    <dc:creator>Ryan Beauregard</dc:creator>
    <meta:document-statistic meta:table-count="0" meta:image-count="0" meta:object-count="0" meta:page-count="2" meta:paragraph-count="28" meta:word-count="678" meta:character-count="4280"/>
    <meta:user-defined meta:name="Info 1"/>
    <meta:user-defined meta:name="Info 2"/>
    <meta:user-defined meta:name="Info 3"/>
    <meta:user-defined meta:name="Info 4"/>
  </office:meta>
</office:document-meta>
</file>